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e994ee73a32108cada5c3c243634e739" style:family="table-column">
      <style:table-column-properties fo:break-before="auto" style:use-optimal-column-width="false" style:column-width="6cm"/>
    </style:style>
    <style:style style:name="odsStyleTableColumn-26c9a1092628d25fd4ac4983eeab3154" style:family="table-column">
      <style:table-column-properties fo:break-before="auto" style:use-optimal-column-width="false" style:column-width="5cm"/>
    </style:style>
    <style:style style:name="odsStyleTableColumn-d19706675a8a1dc0c838d90d3c29e318" style:family="table-column">
      <style:table-column-properties fo:break-before="auto" style:use-optimal-column-width="false" style:column-width="3cm"/>
    </style:style>
    <style:style style:name="odsStyleTableCell-0d9d50b3b9d3868bd1a60f534bcaef93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99ed9cc6c61a70d10d5bf4405dff597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d7621d0ca4904dd6f7bdfbf59ddca507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865c7e059c2653b03ee29bbe534280d7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3be2e3ede2513f405749050d202123ee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ebbfcb4fc95aefd9a79194e6ed8f4c7a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e994ee73a32108cada5c3c243634e739" table:default-cell-style-name="Default"/>
        <table:table-column table:style-name="odsStyleTableColumn-26c9a1092628d25fd4ac4983eeab3154" table:default-cell-style-name="Default"/>
        <table:table-column table:style-name="odsStyleTableColumn-d19706675a8a1dc0c838d90d3c29e318" table:default-cell-style-name="Default"/>
        <table:table-column table:style-name="odsStyleTableColumn-d19706675a8a1dc0c838d90d3c29e318" table:default-cell-style-name="Default"/>
        <table:table-column table:style-name="odsStyleTableColumn-d19706675a8a1dc0c838d90d3c29e318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0d9d50b3b9d3868bd1a60f534bcaef93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99ed9cc6c61a70d10d5bf4405dff5974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99ed9cc6c61a70d10d5bf4405dff5974" table:number-columns-spanned="5" table:number-rows-spanned="1" office:value-type="string">
            <text:p>TABLA No. 37-24</text:p>
          </table:table-cell>
          <table:covered-table-cell table:number-columns-repeated="4"/>
        </table:table-row>
        <table:table-row table:style-name="ro1">
          <table:table-cell table:style-name="odsStyleTableCell-99ed9cc6c61a70d10d5bf4405dff5974" table:number-columns-spanned="5" table:number-rows-spanned="1" office:value-type="string">
            <text:p>TABLA DE COTIZACIONES DEL 26 DE FEBRERO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99ed9cc6c61a70d10d5bf4405dff5974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d7621d0ca4904dd6f7bdfbf59ddca507" office:value-type="string">
            <text:p>PAIS</text:p>
          </table:table-cell>
          <table:table-cell table:style-name="odsStyleTableCell-d7621d0ca4904dd6f7bdfbf59ddca507" office:value-type="string">
            <text:p>UNIDAD MONETARIA</text:p>
          </table:table-cell>
          <table:table-cell table:style-name="odsStyleTableCell-d7621d0ca4904dd6f7bdfbf59ddca507" office:value-type="string">
            <text:p>MONEDA</text:p>
          </table:table-cell>
          <table:table-cell table:style-name="odsStyleTableCell-d7621d0ca4904dd6f7bdfbf59ddca507" office:value-type="string">
            <text:p>TIPO DE CAMBIO EN Bs POR UNIDAD DE MONEDA EXTRANJERA</text:p>
          </table:table-cell>
          <table:table-cell table:style-name="odsStyleTableCell-d7621d0ca4904dd6f7bdfbf59ddca507" office:value-type="string">
            <text:p>TIPO DE CAMBIO EN M.E.</text:p>
          </table:table-cell>
        </table:table-row>
        <table:table-row table:style-name="ro1">
          <table:table-cell table:style-name="odsStyleTableCell-865c7e059c2653b03ee29bbe534280d7" office:value-type="string">
            <text:p>ESTADOS UNIDOS</text:p>
          </table:table-cell>
          <table:table-cell table:style-name="odsStyleTableCell-865c7e059c2653b03ee29bbe534280d7" office:value-type="string">
            <text:p>DOLAR VENTA</text:p>
          </table:table-cell>
          <table:table-cell table:style-name="odsStyleTableCell-865c7e059c2653b03ee29bbe534280d7" office:value-type="string">
            <text:p>USD.VENTA</text:p>
          </table:table-cell>
          <table:table-cell table:style-name="odsStyleTableCell-3be2e3ede2513f405749050d202123ee" office:value-type="string">
            <text:p>6.96000</text:p>
          </table:table-cell>
          <table:table-cell table:style-name="odsStyleTableCell-3be2e3ede2513f405749050d202123ee" office:value-type="string">
            <text:p/>
          </table:table-cell>
        </table:table-row>
        <table:table-row table:style-name="ro1">
          <table:table-cell table:style-name="odsStyleTableCell-865c7e059c2653b03ee29bbe534280d7" office:value-type="string">
            <text:p>ESTADOS UNIDOS</text:p>
          </table:table-cell>
          <table:table-cell table:style-name="odsStyleTableCell-865c7e059c2653b03ee29bbe534280d7" office:value-type="string">
            <text:p>DOLAR COMPRA</text:p>
          </table:table-cell>
          <table:table-cell table:style-name="odsStyleTableCell-865c7e059c2653b03ee29bbe534280d7" office:value-type="string">
            <text:p>USD.COMPRA</text:p>
          </table:table-cell>
          <table:table-cell table:style-name="odsStyleTableCell-3be2e3ede2513f405749050d202123ee" office:value-type="string">
            <text:p>6.86000</text:p>
          </table:table-cell>
          <table:table-cell table:style-name="odsStyleTableCell-3be2e3ede2513f405749050d202123ee" office:value-type="string">
            <text:p/>
          </table:table-cell>
        </table:table-row>
        <table:table-row table:style-name="ro1">
          <table:table-cell table:style-name="odsStyleTableCell-865c7e059c2653b03ee29bbe534280d7" office:value-type="string">
            <text:p>UNION EUROPEA</text:p>
          </table:table-cell>
          <table:table-cell table:style-name="odsStyleTableCell-865c7e059c2653b03ee29bbe534280d7" office:value-type="string">
            <text:p>EURO</text:p>
          </table:table-cell>
          <table:table-cell table:style-name="odsStyleTableCell-865c7e059c2653b03ee29bbe534280d7" office:value-type="string">
            <text:p>EUR</text:p>
          </table:table-cell>
          <table:table-cell table:style-name="odsStyleTableCell-3be2e3ede2513f405749050d202123ee" office:value-type="string">
            <text:p>7.42320</text:p>
          </table:table-cell>
          <table:table-cell table:style-name="odsStyleTableCell-3be2e3ede2513f405749050d202123ee" office:value-type="string">
            <text:p>0.92413</text:p>
          </table:table-cell>
        </table:table-row>
        <table:table-row table:style-name="ro1">
          <table:table-cell table:style-name="odsStyleTableCell-865c7e059c2653b03ee29bbe534280d7" office:value-type="string">
            <text:p>JAPON</text:p>
          </table:table-cell>
          <table:table-cell table:style-name="odsStyleTableCell-865c7e059c2653b03ee29bbe534280d7" office:value-type="string">
            <text:p>YEN</text:p>
          </table:table-cell>
          <table:table-cell table:style-name="odsStyleTableCell-865c7e059c2653b03ee29bbe534280d7" office:value-type="string">
            <text:p>JPY</text:p>
          </table:table-cell>
          <table:table-cell table:style-name="odsStyleTableCell-3be2e3ede2513f405749050d202123ee" office:value-type="string">
            <text:p>0.04561</text:p>
          </table:table-cell>
          <table:table-cell table:style-name="odsStyleTableCell-3be2e3ede2513f405749050d202123ee" office:value-type="string">
            <text:p>150.41000</text:p>
          </table:table-cell>
        </table:table-row>
        <table:table-row table:style-name="ro1">
          <table:table-cell table:style-name="odsStyleTableCell-865c7e059c2653b03ee29bbe534280d7" office:value-type="string">
            <text:p>ARABIA SAUDITA</text:p>
          </table:table-cell>
          <table:table-cell table:style-name="odsStyleTableCell-865c7e059c2653b03ee29bbe534280d7" office:value-type="string">
            <text:p>RIYAL SAUDÍ</text:p>
          </table:table-cell>
          <table:table-cell table:style-name="odsStyleTableCell-865c7e059c2653b03ee29bbe534280d7" office:value-type="string">
            <text:p>SAR</text:p>
          </table:table-cell>
          <table:table-cell table:style-name="odsStyleTableCell-3be2e3ede2513f405749050d202123ee" office:value-type="string">
            <text:p>1.82909</text:p>
          </table:table-cell>
          <table:table-cell table:style-name="odsStyleTableCell-3be2e3ede2513f405749050d202123ee" office:value-type="string">
            <text:p>3.75050</text:p>
          </table:table-cell>
        </table:table-row>
        <table:table-row table:style-name="ro1">
          <table:table-cell table:style-name="odsStyleTableCell-865c7e059c2653b03ee29bbe534280d7" office:value-type="string">
            <text:p>ARGELIA</text:p>
          </table:table-cell>
          <table:table-cell table:style-name="odsStyleTableCell-865c7e059c2653b03ee29bbe534280d7" office:value-type="string">
            <text:p>DINAR ARGELINO</text:p>
          </table:table-cell>
          <table:table-cell table:style-name="odsStyleTableCell-865c7e059c2653b03ee29bbe534280d7" office:value-type="string">
            <text:p>DZD</text:p>
          </table:table-cell>
          <table:table-cell table:style-name="odsStyleTableCell-3be2e3ede2513f405749050d202123ee" office:value-type="string">
            <text:p>0.05102</text:p>
          </table:table-cell>
          <table:table-cell table:style-name="odsStyleTableCell-3be2e3ede2513f405749050d202123ee" office:value-type="string">
            <text:p>134.46490</text:p>
          </table:table-cell>
        </table:table-row>
        <table:table-row table:style-name="ro1">
          <table:table-cell table:style-name="odsStyleTableCell-865c7e059c2653b03ee29bbe534280d7" office:value-type="string">
            <text:p>ARGENTINA</text:p>
          </table:table-cell>
          <table:table-cell table:style-name="odsStyleTableCell-865c7e059c2653b03ee29bbe534280d7" office:value-type="string">
            <text:p>PESO</text:p>
          </table:table-cell>
          <table:table-cell table:style-name="odsStyleTableCell-865c7e059c2653b03ee29bbe534280d7" office:value-type="string">
            <text:p>ARS</text:p>
          </table:table-cell>
          <table:table-cell table:style-name="odsStyleTableCell-3be2e3ede2513f405749050d202123ee" office:value-type="string">
            <text:p>0.00818</text:p>
          </table:table-cell>
          <table:table-cell table:style-name="odsStyleTableCell-3be2e3ede2513f405749050d202123ee" office:value-type="string">
            <text:p>838.95000</text:p>
          </table:table-cell>
        </table:table-row>
        <table:table-row table:style-name="ro1">
          <table:table-cell table:style-name="odsStyleTableCell-865c7e059c2653b03ee29bbe534280d7" office:value-type="string">
            <text:p>AUSTRALIA</text:p>
          </table:table-cell>
          <table:table-cell table:style-name="odsStyleTableCell-865c7e059c2653b03ee29bbe534280d7" office:value-type="string">
            <text:p>DÓLAR</text:p>
          </table:table-cell>
          <table:table-cell table:style-name="odsStyleTableCell-865c7e059c2653b03ee29bbe534280d7" office:value-type="string">
            <text:p>AUD</text:p>
          </table:table-cell>
          <table:table-cell table:style-name="odsStyleTableCell-3be2e3ede2513f405749050d202123ee" office:value-type="string">
            <text:p>4.50223</text:p>
          </table:table-cell>
          <table:table-cell table:style-name="odsStyleTableCell-3be2e3ede2513f405749050d202123ee" office:value-type="string">
            <text:p>1.52369</text:p>
          </table:table-cell>
        </table:table-row>
        <table:table-row table:style-name="ro1">
          <table:table-cell table:style-name="odsStyleTableCell-865c7e059c2653b03ee29bbe534280d7" office:value-type="string">
            <text:p>BRASIL</text:p>
          </table:table-cell>
          <table:table-cell table:style-name="odsStyleTableCell-865c7e059c2653b03ee29bbe534280d7" office:value-type="string">
            <text:p>REAL</text:p>
          </table:table-cell>
          <table:table-cell table:style-name="odsStyleTableCell-865c7e059c2653b03ee29bbe534280d7" office:value-type="string">
            <text:p>BRL</text:p>
          </table:table-cell>
          <table:table-cell table:style-name="odsStyleTableCell-3be2e3ede2513f405749050d202123ee" office:value-type="string">
            <text:p>1.37508</text:p>
          </table:table-cell>
          <table:table-cell table:style-name="odsStyleTableCell-3be2e3ede2513f405749050d202123ee" office:value-type="string">
            <text:p>4.98880</text:p>
          </table:table-cell>
        </table:table-row>
        <table:table-row table:style-name="ro1">
          <table:table-cell table:style-name="odsStyleTableCell-865c7e059c2653b03ee29bbe534280d7" office:value-type="string">
            <text:p>CANADA</text:p>
          </table:table-cell>
          <table:table-cell table:style-name="odsStyleTableCell-865c7e059c2653b03ee29bbe534280d7" office:value-type="string">
            <text:p>DÓLAR</text:p>
          </table:table-cell>
          <table:table-cell table:style-name="odsStyleTableCell-865c7e059c2653b03ee29bbe534280d7" office:value-type="string">
            <text:p>CAD</text:p>
          </table:table-cell>
          <table:table-cell table:style-name="odsStyleTableCell-3be2e3ede2513f405749050d202123ee" office:value-type="string">
            <text:p>5.07998</text:p>
          </table:table-cell>
          <table:table-cell table:style-name="odsStyleTableCell-3be2e3ede2513f405749050d202123ee" office:value-type="string">
            <text:p>1.35040</text:p>
          </table:table-cell>
        </table:table-row>
        <table:table-row table:style-name="ro1">
          <table:table-cell table:style-name="odsStyleTableCell-865c7e059c2653b03ee29bbe534280d7" office:value-type="string">
            <text:p>CHILE</text:p>
          </table:table-cell>
          <table:table-cell table:style-name="odsStyleTableCell-865c7e059c2653b03ee29bbe534280d7" office:value-type="string">
            <text:p>PESO</text:p>
          </table:table-cell>
          <table:table-cell table:style-name="odsStyleTableCell-865c7e059c2653b03ee29bbe534280d7" office:value-type="string">
            <text:p>CLP</text:p>
          </table:table-cell>
          <table:table-cell table:style-name="odsStyleTableCell-3be2e3ede2513f405749050d202123ee" office:value-type="string">
            <text:p>0.00700</text:p>
          </table:table-cell>
          <table:table-cell table:style-name="odsStyleTableCell-3be2e3ede2513f405749050d202123ee" office:value-type="string">
            <text:p>980.52000</text:p>
          </table:table-cell>
        </table:table-row>
        <table:table-row table:style-name="ro1">
          <table:table-cell table:style-name="odsStyleTableCell-865c7e059c2653b03ee29bbe534280d7" office:value-type="string">
            <text:p>COLOMBIA</text:p>
          </table:table-cell>
          <table:table-cell table:style-name="odsStyleTableCell-865c7e059c2653b03ee29bbe534280d7" office:value-type="string">
            <text:p>PESO</text:p>
          </table:table-cell>
          <table:table-cell table:style-name="odsStyleTableCell-865c7e059c2653b03ee29bbe534280d7" office:value-type="string">
            <text:p>COP</text:p>
          </table:table-cell>
          <table:table-cell table:style-name="odsStyleTableCell-3be2e3ede2513f405749050d202123ee" office:value-type="string">
            <text:p>0.00173</text:p>
          </table:table-cell>
          <table:table-cell table:style-name="odsStyleTableCell-3be2e3ede2513f405749050d202123ee" office:value-type="string">
            <text:p>3,963.89000</text:p>
          </table:table-cell>
        </table:table-row>
        <table:table-row table:style-name="ro1">
          <table:table-cell table:style-name="odsStyleTableCell-865c7e059c2653b03ee29bbe534280d7" office:value-type="string">
            <text:p>COREA DEL SUR</text:p>
          </table:table-cell>
          <table:table-cell table:style-name="odsStyleTableCell-865c7e059c2653b03ee29bbe534280d7" office:value-type="string">
            <text:p>WON</text:p>
          </table:table-cell>
          <table:table-cell table:style-name="odsStyleTableCell-865c7e059c2653b03ee29bbe534280d7" office:value-type="string">
            <text:p>KRW</text:p>
          </table:table-cell>
          <table:table-cell table:style-name="odsStyleTableCell-3be2e3ede2513f405749050d202123ee" office:value-type="string">
            <text:p>0.00515</text:p>
          </table:table-cell>
          <table:table-cell table:style-name="odsStyleTableCell-3be2e3ede2513f405749050d202123ee" office:value-type="string">
            <text:p>1,331.01000</text:p>
          </table:table-cell>
        </table:table-row>
        <table:table-row table:style-name="ro1">
          <table:table-cell table:style-name="odsStyleTableCell-865c7e059c2653b03ee29bbe534280d7" office:value-type="string">
            <text:p>COSTA RICA</text:p>
          </table:table-cell>
          <table:table-cell table:style-name="odsStyleTableCell-865c7e059c2653b03ee29bbe534280d7" office:value-type="string">
            <text:p>COLON COSTARRICENSE</text:p>
          </table:table-cell>
          <table:table-cell table:style-name="odsStyleTableCell-865c7e059c2653b03ee29bbe534280d7" office:value-type="string">
            <text:p>CRC</text:p>
          </table:table-cell>
          <table:table-cell table:style-name="odsStyleTableCell-3be2e3ede2513f405749050d202123ee" office:value-type="string">
            <text:p>0.01331</text:p>
          </table:table-cell>
          <table:table-cell table:style-name="odsStyleTableCell-3be2e3ede2513f405749050d202123ee" office:value-type="string">
            <text:p>515.54000</text:p>
          </table:table-cell>
        </table:table-row>
        <table:table-row table:style-name="ro1">
          <table:table-cell table:style-name="odsStyleTableCell-865c7e059c2653b03ee29bbe534280d7" office:value-type="string">
            <text:p>REPUBLICA CHECA</text:p>
          </table:table-cell>
          <table:table-cell table:style-name="odsStyleTableCell-865c7e059c2653b03ee29bbe534280d7" office:value-type="string">
            <text:p>CORONA CHECA</text:p>
          </table:table-cell>
          <table:table-cell table:style-name="odsStyleTableCell-865c7e059c2653b03ee29bbe534280d7" office:value-type="string">
            <text:p>CZK</text:p>
          </table:table-cell>
          <table:table-cell table:style-name="odsStyleTableCell-3be2e3ede2513f405749050d202123ee" office:value-type="string">
            <text:p>0.29273</text:p>
          </table:table-cell>
          <table:table-cell table:style-name="odsStyleTableCell-3be2e3ede2513f405749050d202123ee" office:value-type="string">
            <text:p>23.43480</text:p>
          </table:table-cell>
        </table:table-row>
        <table:table-row table:style-name="ro1">
          <table:table-cell table:style-name="odsStyleTableCell-865c7e059c2653b03ee29bbe534280d7" office:value-type="string">
            <text:p>DINAMARCA</text:p>
          </table:table-cell>
          <table:table-cell table:style-name="odsStyleTableCell-865c7e059c2653b03ee29bbe534280d7" office:value-type="string">
            <text:p>CORONA</text:p>
          </table:table-cell>
          <table:table-cell table:style-name="odsStyleTableCell-865c7e059c2653b03ee29bbe534280d7" office:value-type="string">
            <text:p>DKK</text:p>
          </table:table-cell>
          <table:table-cell table:style-name="odsStyleTableCell-3be2e3ede2513f405749050d202123ee" office:value-type="string">
            <text:p>0.99576</text:p>
          </table:table-cell>
          <table:table-cell table:style-name="odsStyleTableCell-3be2e3ede2513f405749050d202123ee" office:value-type="string">
            <text:p>6.88920</text:p>
          </table:table-cell>
        </table:table-row>
        <table:table-row table:style-name="ro1">
          <table:table-cell table:style-name="odsStyleTableCell-865c7e059c2653b03ee29bbe534280d7" office:value-type="string">
            <text:p>ECUADOR</text:p>
          </table:table-cell>
          <table:table-cell table:style-name="odsStyleTableCell-865c7e059c2653b03ee29bbe534280d7" office:value-type="string">
            <text:p>DÓLAR</text:p>
          </table:table-cell>
          <table:table-cell table:style-name="odsStyleTableCell-865c7e059c2653b03ee29bbe534280d7" office:value-type="string">
            <text:p>USD</text:p>
          </table:table-cell>
          <table:table-cell table:style-name="odsStyleTableCell-3be2e3ede2513f405749050d202123ee" office:value-type="string">
            <text:p>6.86000</text:p>
          </table:table-cell>
          <table:table-cell table:style-name="odsStyleTableCell-3be2e3ede2513f405749050d202123ee" office:value-type="string">
            <text:p>1.00000</text:p>
          </table:table-cell>
        </table:table-row>
        <table:table-row table:style-name="ro1">
          <table:table-cell table:style-name="odsStyleTableCell-865c7e059c2653b03ee29bbe534280d7" office:value-type="string">
            <text:p>EMIRATOS ARABES</text:p>
          </table:table-cell>
          <table:table-cell table:style-name="odsStyleTableCell-865c7e059c2653b03ee29bbe534280d7" office:value-type="string">
            <text:p>DIRHAM</text:p>
          </table:table-cell>
          <table:table-cell table:style-name="odsStyleTableCell-865c7e059c2653b03ee29bbe534280d7" office:value-type="string">
            <text:p>AED</text:p>
          </table:table-cell>
          <table:table-cell table:style-name="odsStyleTableCell-3be2e3ede2513f405749050d202123ee" office:value-type="string">
            <text:p>1.86768</text:p>
          </table:table-cell>
          <table:table-cell table:style-name="odsStyleTableCell-3be2e3ede2513f405749050d202123ee" office:value-type="string">
            <text:p>3.67300</text:p>
          </table:table-cell>
        </table:table-row>
        <table:table-row table:style-name="ro1">
          <table:table-cell table:style-name="odsStyleTableCell-865c7e059c2653b03ee29bbe534280d7" office:value-type="string">
            <text:p>FILIPINAS</text:p>
          </table:table-cell>
          <table:table-cell table:style-name="odsStyleTableCell-865c7e059c2653b03ee29bbe534280d7" office:value-type="string">
            <text:p>PESO FILIPINO</text:p>
          </table:table-cell>
          <table:table-cell table:style-name="odsStyleTableCell-865c7e059c2653b03ee29bbe534280d7" office:value-type="string">
            <text:p>PHP</text:p>
          </table:table-cell>
          <table:table-cell table:style-name="odsStyleTableCell-3be2e3ede2513f405749050d202123ee" office:value-type="string">
            <text:p>0.12269</text:p>
          </table:table-cell>
          <table:table-cell table:style-name="odsStyleTableCell-3be2e3ede2513f405749050d202123ee" office:value-type="string">
            <text:p>55.91500</text:p>
          </table:table-cell>
        </table:table-row>
        <table:table-row table:style-name="ro1">
          <table:table-cell table:style-name="odsStyleTableCell-865c7e059c2653b03ee29bbe534280d7" office:value-type="string">
            <text:p>HAITÍ</text:p>
          </table:table-cell>
          <table:table-cell table:style-name="odsStyleTableCell-865c7e059c2653b03ee29bbe534280d7" office:value-type="string">
            <text:p>GOURDE</text:p>
          </table:table-cell>
          <table:table-cell table:style-name="odsStyleTableCell-865c7e059c2653b03ee29bbe534280d7" office:value-type="string">
            <text:p>HTG</text:p>
          </table:table-cell>
          <table:table-cell table:style-name="odsStyleTableCell-3be2e3ede2513f405749050d202123ee" office:value-type="string">
            <text:p>0.05213</text:p>
          </table:table-cell>
          <table:table-cell table:style-name="odsStyleTableCell-3be2e3ede2513f405749050d202123ee" office:value-type="string">
            <text:p>131.59000</text:p>
          </table:table-cell>
        </table:table-row>
        <table:table-row table:style-name="ro1">
          <table:table-cell table:style-name="odsStyleTableCell-865c7e059c2653b03ee29bbe534280d7" office:value-type="string">
            <text:p>HONG KONG</text:p>
          </table:table-cell>
          <table:table-cell table:style-name="odsStyleTableCell-865c7e059c2653b03ee29bbe534280d7" office:value-type="string">
            <text:p>DÓLAR</text:p>
          </table:table-cell>
          <table:table-cell table:style-name="odsStyleTableCell-865c7e059c2653b03ee29bbe534280d7" office:value-type="string">
            <text:p>HKD</text:p>
          </table:table-cell>
          <table:table-cell table:style-name="odsStyleTableCell-3be2e3ede2513f405749050d202123ee" office:value-type="string">
            <text:p>0.87671</text:p>
          </table:table-cell>
          <table:table-cell table:style-name="odsStyleTableCell-3be2e3ede2513f405749050d202123ee" office:value-type="string">
            <text:p>7.82470</text:p>
          </table:table-cell>
        </table:table-row>
        <table:table-row table:style-name="ro1">
          <table:table-cell table:style-name="odsStyleTableCell-865c7e059c2653b03ee29bbe534280d7" office:value-type="string">
            <text:p>INDIA</text:p>
          </table:table-cell>
          <table:table-cell table:style-name="odsStyleTableCell-865c7e059c2653b03ee29bbe534280d7" office:value-type="string">
            <text:p>RUPIA</text:p>
          </table:table-cell>
          <table:table-cell table:style-name="odsStyleTableCell-865c7e059c2653b03ee29bbe534280d7" office:value-type="string">
            <text:p>INR</text:p>
          </table:table-cell>
          <table:table-cell table:style-name="odsStyleTableCell-3be2e3ede2513f405749050d202123ee" office:value-type="string">
            <text:p>0.08270</text:p>
          </table:table-cell>
          <table:table-cell table:style-name="odsStyleTableCell-3be2e3ede2513f405749050d202123ee" office:value-type="string">
            <text:p>82.94870</text:p>
          </table:table-cell>
        </table:table-row>
        <table:table-row table:style-name="ro1">
          <table:table-cell table:style-name="odsStyleTableCell-865c7e059c2653b03ee29bbe534280d7" office:value-type="string">
            <text:p>INDONESIA</text:p>
          </table:table-cell>
          <table:table-cell table:style-name="odsStyleTableCell-865c7e059c2653b03ee29bbe534280d7" office:value-type="string">
            <text:p>RUPIA INDONESIA</text:p>
          </table:table-cell>
          <table:table-cell table:style-name="odsStyleTableCell-865c7e059c2653b03ee29bbe534280d7" office:value-type="string">
            <text:p>IDR</text:p>
          </table:table-cell>
          <table:table-cell table:style-name="odsStyleTableCell-3be2e3ede2513f405749050d202123ee" office:value-type="string">
            <text:p>0.00044</text:p>
          </table:table-cell>
          <table:table-cell table:style-name="odsStyleTableCell-3be2e3ede2513f405749050d202123ee" office:value-type="string">
            <text:p>15,594.50000</text:p>
          </table:table-cell>
        </table:table-row>
        <table:table-row table:style-name="ro1">
          <table:table-cell table:style-name="odsStyleTableCell-865c7e059c2653b03ee29bbe534280d7" office:value-type="string">
            <text:p>ISRAEL</text:p>
          </table:table-cell>
          <table:table-cell table:style-name="odsStyleTableCell-865c7e059c2653b03ee29bbe534280d7" office:value-type="string">
            <text:p>NUEVO SÉQUEL</text:p>
          </table:table-cell>
          <table:table-cell table:style-name="odsStyleTableCell-865c7e059c2653b03ee29bbe534280d7" office:value-type="string">
            <text:p>ILS</text:p>
          </table:table-cell>
          <table:table-cell table:style-name="odsStyleTableCell-3be2e3ede2513f405749050d202123ee" office:value-type="string">
            <text:p>1.88887</text:p>
          </table:table-cell>
          <table:table-cell table:style-name="odsStyleTableCell-3be2e3ede2513f405749050d202123ee" office:value-type="string">
            <text:p>3.63180</text:p>
          </table:table-cell>
        </table:table-row>
        <table:table-row table:style-name="ro1">
          <table:table-cell table:style-name="odsStyleTableCell-865c7e059c2653b03ee29bbe534280d7" office:value-type="string">
            <text:p>MALASIA</text:p>
          </table:table-cell>
          <table:table-cell table:style-name="odsStyleTableCell-865c7e059c2653b03ee29bbe534280d7" office:value-type="string">
            <text:p>RINGGIT MALAYO</text:p>
          </table:table-cell>
          <table:table-cell table:style-name="odsStyleTableCell-865c7e059c2653b03ee29bbe534280d7" office:value-type="string">
            <text:p>MYR</text:p>
          </table:table-cell>
          <table:table-cell table:style-name="odsStyleTableCell-3be2e3ede2513f405749050d202123ee" office:value-type="string">
            <text:p>1.43596</text:p>
          </table:table-cell>
          <table:table-cell table:style-name="odsStyleTableCell-3be2e3ede2513f405749050d202123ee" office:value-type="string">
            <text:p>4.77730</text:p>
          </table:table-cell>
        </table:table-row>
        <table:table-row table:style-name="ro1">
          <table:table-cell table:style-name="odsStyleTableCell-865c7e059c2653b03ee29bbe534280d7" office:value-type="string">
            <text:p>MEXICO</text:p>
          </table:table-cell>
          <table:table-cell table:style-name="odsStyleTableCell-865c7e059c2653b03ee29bbe534280d7" office:value-type="string">
            <text:p>PESO</text:p>
          </table:table-cell>
          <table:table-cell table:style-name="odsStyleTableCell-865c7e059c2653b03ee29bbe534280d7" office:value-type="string">
            <text:p>MXN</text:p>
          </table:table-cell>
          <table:table-cell table:style-name="odsStyleTableCell-3be2e3ede2513f405749050d202123ee" office:value-type="string">
            <text:p>0.40075</text:p>
          </table:table-cell>
          <table:table-cell table:style-name="odsStyleTableCell-3be2e3ede2513f405749050d202123ee" office:value-type="string">
            <text:p>17.11810</text:p>
          </table:table-cell>
        </table:table-row>
        <table:table-row table:style-name="ro1">
          <table:table-cell table:style-name="odsStyleTableCell-865c7e059c2653b03ee29bbe534280d7" office:value-type="string">
            <text:p>NORUEGA</text:p>
          </table:table-cell>
          <table:table-cell table:style-name="odsStyleTableCell-865c7e059c2653b03ee29bbe534280d7" office:value-type="string">
            <text:p>CORONA</text:p>
          </table:table-cell>
          <table:table-cell table:style-name="odsStyleTableCell-865c7e059c2653b03ee29bbe534280d7" office:value-type="string">
            <text:p>NOK</text:p>
          </table:table-cell>
          <table:table-cell table:style-name="odsStyleTableCell-3be2e3ede2513f405749050d202123ee" office:value-type="string">
            <text:p>0.65126</text:p>
          </table:table-cell>
          <table:table-cell table:style-name="odsStyleTableCell-3be2e3ede2513f405749050d202123ee" office:value-type="string">
            <text:p>10.53340</text:p>
          </table:table-cell>
        </table:table-row>
        <table:table-row table:style-name="ro1">
          <table:table-cell table:style-name="odsStyleTableCell-865c7e059c2653b03ee29bbe534280d7" office:value-type="string">
            <text:p>PANAMÁ</text:p>
          </table:table-cell>
          <table:table-cell table:style-name="odsStyleTableCell-865c7e059c2653b03ee29bbe534280d7" office:value-type="string">
            <text:p>BALBOA</text:p>
          </table:table-cell>
          <table:table-cell table:style-name="odsStyleTableCell-865c7e059c2653b03ee29bbe534280d7" office:value-type="string">
            <text:p>PAB</text:p>
          </table:table-cell>
          <table:table-cell table:style-name="odsStyleTableCell-3be2e3ede2513f405749050d202123ee" office:value-type="string">
            <text:p>6.86000</text:p>
          </table:table-cell>
          <table:table-cell table:style-name="odsStyleTableCell-3be2e3ede2513f405749050d202123ee" office:value-type="string">
            <text:p>1.00000</text:p>
          </table:table-cell>
        </table:table-row>
        <table:table-row table:style-name="ro1">
          <table:table-cell table:style-name="odsStyleTableCell-865c7e059c2653b03ee29bbe534280d7" office:value-type="string">
            <text:p>PARAGUAY</text:p>
          </table:table-cell>
          <table:table-cell table:style-name="odsStyleTableCell-865c7e059c2653b03ee29bbe534280d7" office:value-type="string">
            <text:p>GUARANI</text:p>
          </table:table-cell>
          <table:table-cell table:style-name="odsStyleTableCell-865c7e059c2653b03ee29bbe534280d7" office:value-type="string">
            <text:p>PYG</text:p>
          </table:table-cell>
          <table:table-cell table:style-name="odsStyleTableCell-3be2e3ede2513f405749050d202123ee" office:value-type="string">
            <text:p>0.00094</text:p>
          </table:table-cell>
          <table:table-cell table:style-name="odsStyleTableCell-3be2e3ede2513f405749050d202123ee" office:value-type="string">
            <text:p>7,279.40000</text:p>
          </table:table-cell>
        </table:table-row>
        <table:table-row table:style-name="ro1">
          <table:table-cell table:style-name="odsStyleTableCell-865c7e059c2653b03ee29bbe534280d7" office:value-type="string">
            <text:p>PERU</text:p>
          </table:table-cell>
          <table:table-cell table:style-name="odsStyleTableCell-865c7e059c2653b03ee29bbe534280d7" office:value-type="string">
            <text:p>NUEVO SOL</text:p>
          </table:table-cell>
          <table:table-cell table:style-name="odsStyleTableCell-865c7e059c2653b03ee29bbe534280d7" office:value-type="string">
            <text:p>PEN</text:p>
          </table:table-cell>
          <table:table-cell table:style-name="odsStyleTableCell-3be2e3ede2513f405749050d202123ee" office:value-type="string">
            <text:p>1.80717</text:p>
          </table:table-cell>
          <table:table-cell table:style-name="odsStyleTableCell-3be2e3ede2513f405749050d202123ee" office:value-type="string">
            <text:p>3.79600</text:p>
          </table:table-cell>
        </table:table-row>
        <table:table-row table:style-name="ro1">
          <table:table-cell table:style-name="odsStyleTableCell-865c7e059c2653b03ee29bbe534280d7" office:value-type="string">
            <text:p>REINO UNIDO</text:p>
          </table:table-cell>
          <table:table-cell table:style-name="odsStyleTableCell-865c7e059c2653b03ee29bbe534280d7" office:value-type="string">
            <text:p>LIBRA</text:p>
          </table:table-cell>
          <table:table-cell table:style-name="odsStyleTableCell-865c7e059c2653b03ee29bbe534280d7" office:value-type="string">
            <text:p>GBP</text:p>
          </table:table-cell>
          <table:table-cell table:style-name="odsStyleTableCell-3be2e3ede2513f405749050d202123ee" office:value-type="string">
            <text:p>8.69367</text:p>
          </table:table-cell>
          <table:table-cell table:style-name="odsStyleTableCell-3be2e3ede2513f405749050d202123ee" office:value-type="string">
            <text:p>0.78908</text:p>
          </table:table-cell>
        </table:table-row>
        <table:table-row table:style-name="ro1">
          <table:table-cell table:style-name="odsStyleTableCell-865c7e059c2653b03ee29bbe534280d7" office:value-type="string">
            <text:p>REPÚBLICA DOMINICANA</text:p>
          </table:table-cell>
          <table:table-cell table:style-name="odsStyleTableCell-865c7e059c2653b03ee29bbe534280d7" office:value-type="string">
            <text:p>PESO DOMINICANO</text:p>
          </table:table-cell>
          <table:table-cell table:style-name="odsStyleTableCell-865c7e059c2653b03ee29bbe534280d7" office:value-type="string">
            <text:p>DOP</text:p>
          </table:table-cell>
          <table:table-cell table:style-name="odsStyleTableCell-3be2e3ede2513f405749050d202123ee" office:value-type="string">
            <text:p>0.11669</text:p>
          </table:table-cell>
          <table:table-cell table:style-name="odsStyleTableCell-3be2e3ede2513f405749050d202123ee" office:value-type="string">
            <text:p>58.78800</text:p>
          </table:table-cell>
        </table:table-row>
        <table:table-row table:style-name="ro1">
          <table:table-cell table:style-name="odsStyleTableCell-865c7e059c2653b03ee29bbe534280d7" office:value-type="string">
            <text:p>REP.POPULAR CHINA</text:p>
          </table:table-cell>
          <table:table-cell table:style-name="odsStyleTableCell-865c7e059c2653b03ee29bbe534280d7" office:value-type="string">
            <text:p>YUAN RENMINBI OFFSHORE</text:p>
          </table:table-cell>
          <table:table-cell table:style-name="odsStyleTableCell-865c7e059c2653b03ee29bbe534280d7" office:value-type="string">
            <text:p>CNH</text:p>
          </table:table-cell>
          <table:table-cell table:style-name="odsStyleTableCell-3be2e3ede2513f405749050d202123ee" office:value-type="string">
            <text:p>0.95189</text:p>
          </table:table-cell>
          <table:table-cell table:style-name="odsStyleTableCell-3be2e3ede2513f405749050d202123ee" office:value-type="string">
            <text:p>7.20670</text:p>
          </table:table-cell>
        </table:table-row>
        <table:table-row table:style-name="ro1">
          <table:table-cell table:style-name="odsStyleTableCell-865c7e059c2653b03ee29bbe534280d7" office:value-type="string">
            <text:p>RUSIA</text:p>
          </table:table-cell>
          <table:table-cell table:style-name="odsStyleTableCell-865c7e059c2653b03ee29bbe534280d7" office:value-type="string">
            <text:p>RUBLO RUSO</text:p>
          </table:table-cell>
          <table:table-cell table:style-name="odsStyleTableCell-865c7e059c2653b03ee29bbe534280d7" office:value-type="string">
            <text:p>RUB</text:p>
          </table:table-cell>
          <table:table-cell table:style-name="odsStyleTableCell-3be2e3ede2513f405749050d202123ee" office:value-type="string">
            <text:p>0.07231</text:p>
          </table:table-cell>
          <table:table-cell table:style-name="odsStyleTableCell-3be2e3ede2513f405749050d202123ee" office:value-type="string">
            <text:p>94.86700</text:p>
          </table:table-cell>
        </table:table-row>
        <table:table-row table:style-name="ro1">
          <table:table-cell table:style-name="odsStyleTableCell-865c7e059c2653b03ee29bbe534280d7" office:value-type="string">
            <text:p>SINGAPUR</text:p>
          </table:table-cell>
          <table:table-cell table:style-name="odsStyleTableCell-865c7e059c2653b03ee29bbe534280d7" office:value-type="string">
            <text:p>DÓLAR</text:p>
          </table:table-cell>
          <table:table-cell table:style-name="odsStyleTableCell-865c7e059c2653b03ee29bbe534280d7" office:value-type="string">
            <text:p>SGD</text:p>
          </table:table-cell>
          <table:table-cell table:style-name="odsStyleTableCell-3be2e3ede2513f405749050d202123ee" office:value-type="string">
            <text:p>5.10721</text:p>
          </table:table-cell>
          <table:table-cell table:style-name="odsStyleTableCell-3be2e3ede2513f405749050d202123ee" office:value-type="string">
            <text:p>1.34320</text:p>
          </table:table-cell>
        </table:table-row>
        <table:table-row table:style-name="ro1">
          <table:table-cell table:style-name="odsStyleTableCell-865c7e059c2653b03ee29bbe534280d7" office:value-type="string">
            <text:p>SUDÁFRICA</text:p>
          </table:table-cell>
          <table:table-cell table:style-name="odsStyleTableCell-865c7e059c2653b03ee29bbe534280d7" office:value-type="string">
            <text:p>RAND</text:p>
          </table:table-cell>
          <table:table-cell table:style-name="odsStyleTableCell-865c7e059c2653b03ee29bbe534280d7" office:value-type="string">
            <text:p>ZAR</text:p>
          </table:table-cell>
          <table:table-cell table:style-name="odsStyleTableCell-3be2e3ede2513f405749050d202123ee" office:value-type="string">
            <text:p>0.35583</text:p>
          </table:table-cell>
          <table:table-cell table:style-name="odsStyleTableCell-3be2e3ede2513f405749050d202123ee" office:value-type="string">
            <text:p>19.27900</text:p>
          </table:table-cell>
        </table:table-row>
        <table:table-row table:style-name="ro1">
          <table:table-cell table:style-name="odsStyleTableCell-865c7e059c2653b03ee29bbe534280d7" office:value-type="string">
            <text:p>SUECIA</text:p>
          </table:table-cell>
          <table:table-cell table:style-name="odsStyleTableCell-865c7e059c2653b03ee29bbe534280d7" office:value-type="string">
            <text:p>CORONA</text:p>
          </table:table-cell>
          <table:table-cell table:style-name="odsStyleTableCell-865c7e059c2653b03ee29bbe534280d7" office:value-type="string">
            <text:p>SEK</text:p>
          </table:table-cell>
          <table:table-cell table:style-name="odsStyleTableCell-3be2e3ede2513f405749050d202123ee" office:value-type="string">
            <text:p>0.66486</text:p>
          </table:table-cell>
          <table:table-cell table:style-name="odsStyleTableCell-3be2e3ede2513f405749050d202123ee" office:value-type="string">
            <text:p>10.31800</text:p>
          </table:table-cell>
        </table:table-row>
        <table:table-row table:style-name="ro1">
          <table:table-cell table:style-name="odsStyleTableCell-865c7e059c2653b03ee29bbe534280d7" office:value-type="string">
            <text:p>SUIZA</text:p>
          </table:table-cell>
          <table:table-cell table:style-name="odsStyleTableCell-865c7e059c2653b03ee29bbe534280d7" office:value-type="string">
            <text:p>FRANCO</text:p>
          </table:table-cell>
          <table:table-cell table:style-name="odsStyleTableCell-865c7e059c2653b03ee29bbe534280d7" office:value-type="string">
            <text:p>CHF</text:p>
          </table:table-cell>
          <table:table-cell table:style-name="odsStyleTableCell-3be2e3ede2513f405749050d202123ee" office:value-type="string">
            <text:p>7.78572</text:p>
          </table:table-cell>
          <table:table-cell table:style-name="odsStyleTableCell-3be2e3ede2513f405749050d202123ee" office:value-type="string">
            <text:p>0.88110</text:p>
          </table:table-cell>
        </table:table-row>
        <table:table-row table:style-name="ro1">
          <table:table-cell table:style-name="odsStyleTableCell-865c7e059c2653b03ee29bbe534280d7" office:value-type="string">
            <text:p>TAILANDIA</text:p>
          </table:table-cell>
          <table:table-cell table:style-name="odsStyleTableCell-865c7e059c2653b03ee29bbe534280d7" office:value-type="string">
            <text:p>THAI BAHT</text:p>
          </table:table-cell>
          <table:table-cell table:style-name="odsStyleTableCell-865c7e059c2653b03ee29bbe534280d7" office:value-type="string">
            <text:p>THB</text:p>
          </table:table-cell>
          <table:table-cell table:style-name="odsStyleTableCell-3be2e3ede2513f405749050d202123ee" office:value-type="string">
            <text:p>0.19095</text:p>
          </table:table-cell>
          <table:table-cell table:style-name="odsStyleTableCell-3be2e3ede2513f405749050d202123ee" office:value-type="string">
            <text:p>35.92600</text:p>
          </table:table-cell>
        </table:table-row>
        <table:table-row table:style-name="ro1">
          <table:table-cell table:style-name="odsStyleTableCell-865c7e059c2653b03ee29bbe534280d7" office:value-type="string">
            <text:p>TAIWAN</text:p>
          </table:table-cell>
          <table:table-cell table:style-name="odsStyleTableCell-865c7e059c2653b03ee29bbe534280d7" office:value-type="string">
            <text:p>DÓLAR</text:p>
          </table:table-cell>
          <table:table-cell table:style-name="odsStyleTableCell-865c7e059c2653b03ee29bbe534280d7" office:value-type="string">
            <text:p>TWD</text:p>
          </table:table-cell>
          <table:table-cell table:style-name="odsStyleTableCell-3be2e3ede2513f405749050d202123ee" office:value-type="string">
            <text:p>0.21736</text:p>
          </table:table-cell>
          <table:table-cell table:style-name="odsStyleTableCell-3be2e3ede2513f405749050d202123ee" office:value-type="string">
            <text:p>31.56100</text:p>
          </table:table-cell>
        </table:table-row>
        <table:table-row table:style-name="ro1">
          <table:table-cell table:style-name="odsStyleTableCell-865c7e059c2653b03ee29bbe534280d7" office:value-type="string">
            <text:p>TÚNEZ</text:p>
          </table:table-cell>
          <table:table-cell table:style-name="odsStyleTableCell-865c7e059c2653b03ee29bbe534280d7" office:value-type="string">
            <text:p>DINAR TUNECINO</text:p>
          </table:table-cell>
          <table:table-cell table:style-name="odsStyleTableCell-865c7e059c2653b03ee29bbe534280d7" office:value-type="string">
            <text:p>TND</text:p>
          </table:table-cell>
          <table:table-cell table:style-name="odsStyleTableCell-3be2e3ede2513f405749050d202123ee" office:value-type="string">
            <text:p>2.19837</text:p>
          </table:table-cell>
          <table:table-cell table:style-name="odsStyleTableCell-3be2e3ede2513f405749050d202123ee" office:value-type="string">
            <text:p>3.12050</text:p>
          </table:table-cell>
        </table:table-row>
        <table:table-row table:style-name="ro1">
          <table:table-cell table:style-name="odsStyleTableCell-865c7e059c2653b03ee29bbe534280d7" office:value-type="string">
            <text:p>TURQUÍA</text:p>
          </table:table-cell>
          <table:table-cell table:style-name="odsStyleTableCell-865c7e059c2653b03ee29bbe534280d7" office:value-type="string">
            <text:p>LIRA TURCA</text:p>
          </table:table-cell>
          <table:table-cell table:style-name="odsStyleTableCell-865c7e059c2653b03ee29bbe534280d7" office:value-type="string">
            <text:p>TRY</text:p>
          </table:table-cell>
          <table:table-cell table:style-name="odsStyleTableCell-3be2e3ede2513f405749050d202123ee" office:value-type="string">
            <text:p>0.22089</text:p>
          </table:table-cell>
          <table:table-cell table:style-name="odsStyleTableCell-3be2e3ede2513f405749050d202123ee" office:value-type="string">
            <text:p>31.05560</text:p>
          </table:table-cell>
        </table:table-row>
        <table:table-row table:style-name="ro1">
          <table:table-cell table:style-name="odsStyleTableCell-865c7e059c2653b03ee29bbe534280d7" office:value-type="string">
            <text:p>URUGUAY</text:p>
          </table:table-cell>
          <table:table-cell table:style-name="odsStyleTableCell-865c7e059c2653b03ee29bbe534280d7" office:value-type="string">
            <text:p>PESO</text:p>
          </table:table-cell>
          <table:table-cell table:style-name="odsStyleTableCell-865c7e059c2653b03ee29bbe534280d7" office:value-type="string">
            <text:p>UYU</text:p>
          </table:table-cell>
          <table:table-cell table:style-name="odsStyleTableCell-3be2e3ede2513f405749050d202123ee" office:value-type="string">
            <text:p>0.17548</text:p>
          </table:table-cell>
          <table:table-cell table:style-name="odsStyleTableCell-3be2e3ede2513f405749050d202123ee" office:value-type="string">
            <text:p>39.09250</text:p>
          </table:table-cell>
        </table:table-row>
        <table:table-row table:style-name="ro1">
          <table:table-cell table:style-name="odsStyleTableCell-865c7e059c2653b03ee29bbe534280d7" office:value-type="string">
            <text:p>VENEZUELA</text:p>
          </table:table-cell>
          <table:table-cell table:style-name="odsStyleTableCell-865c7e059c2653b03ee29bbe534280d7" office:value-type="string">
            <text:p>BOLIVAR DIGITAL</text:p>
          </table:table-cell>
          <table:table-cell table:style-name="odsStyleTableCell-865c7e059c2653b03ee29bbe534280d7" office:value-type="string">
            <text:p>VES</text:p>
          </table:table-cell>
          <table:table-cell table:style-name="odsStyleTableCell-3be2e3ede2513f405749050d202123ee" office:value-type="string">
            <text:p>0.18909</text:p>
          </table:table-cell>
          <table:table-cell table:style-name="odsStyleTableCell-3be2e3ede2513f405749050d202123ee" office:value-type="string">
            <text:p>36.27970</text:p>
          </table:table-cell>
        </table:table-row>
        <table:table-row table:style-name="ro1">
          <table:table-cell table:style-name="odsStyleTableCell-865c7e059c2653b03ee29bbe534280d7" office:value-type="string">
            <text:p>VIETNAM</text:p>
          </table:table-cell>
          <table:table-cell table:style-name="odsStyleTableCell-865c7e059c2653b03ee29bbe534280d7" office:value-type="string">
            <text:p>DONG</text:p>
          </table:table-cell>
          <table:table-cell table:style-name="odsStyleTableCell-865c7e059c2653b03ee29bbe534280d7" office:value-type="string">
            <text:p>VND</text:p>
          </table:table-cell>
          <table:table-cell table:style-name="odsStyleTableCell-3be2e3ede2513f405749050d202123ee" office:value-type="string">
            <text:p>0.00028</text:p>
          </table:table-cell>
          <table:table-cell table:style-name="odsStyleTableCell-3be2e3ede2513f405749050d202123ee" office:value-type="string">
            <text:p>24,622.00000</text:p>
          </table:table-cell>
        </table:table-row>
        <table:table-row table:style-name="ro1">
          <table:table-cell table:style-name="odsStyleTableCell-865c7e059c2653b03ee29bbe534280d7" office:value-type="string">
            <text:p/>
          </table:table-cell>
          <table:table-cell table:style-name="odsStyleTableCell-865c7e059c2653b03ee29bbe534280d7" office:value-type="string">
            <text:p>DERECHO ESPECIAL DE GIRO</text:p>
          </table:table-cell>
          <table:table-cell table:style-name="odsStyleTableCell-865c7e059c2653b03ee29bbe534280d7" office:value-type="string">
            <text:p>USD/D.E.G.</text:p>
          </table:table-cell>
          <table:table-cell table:style-name="odsStyleTableCell-3be2e3ede2513f405749050d202123ee" office:value-type="string">
            <text:p/>
          </table:table-cell>
          <table:table-cell table:style-name="odsStyleTableCell-3be2e3ede2513f405749050d202123ee" office:value-type="string">
            <text:p>1.32717</text:p>
          </table:table-cell>
        </table:table-row>
        <table:table-row table:style-name="ro1">
          <table:table-cell table:style-name="odsStyleTableCell-865c7e059c2653b03ee29bbe534280d7" office:value-type="string">
            <text:p/>
          </table:table-cell>
          <table:table-cell table:style-name="odsStyleTableCell-865c7e059c2653b03ee29bbe534280d7" office:value-type="string">
            <text:p>UNIDAD DE FOMENTO DE VIVIENDA</text:p>
          </table:table-cell>
          <table:table-cell table:style-name="odsStyleTableCell-865c7e059c2653b03ee29bbe534280d7" office:value-type="string">
            <text:p>Bs/UFV</text:p>
          </table:table-cell>
          <table:table-cell table:style-name="odsStyleTableCell-3be2e3ede2513f405749050d202123ee" office:value-type="string">
            <text:p/>
          </table:table-cell>
          <table:table-cell table:style-name="odsStyleTableCell-3be2e3ede2513f405749050d202123ee" office:value-type="string">
            <text:p>2.48206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99ed9cc6c61a70d10d5bf4405dff5974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d7621d0ca4904dd6f7bdfbf59ddca507" office:value-type="string">
            <text:p> </text:p>
          </table:table-cell>
          <table:table-cell table:style-name="odsStyleTableCell-d7621d0ca4904dd6f7bdfbf59ddca507" office:value-type="string">
            <text:p>UNIDAD MONETARIA</text:p>
          </table:table-cell>
          <table:table-cell table:style-name="odsStyleTableCell-d7621d0ca4904dd6f7bdfbf59ddca507" office:value-type="string">
            <text:p>MONEDA</text:p>
          </table:table-cell>
          <table:table-cell table:style-name="odsStyleTableCell-d7621d0ca4904dd6f7bdfbf59ddca507" office:value-type="string">
            <text:p>TIPO DE CAMBIO EN M.E.</text:p>
          </table:table-cell>
        </table:table-row>
        <table:table-row table:style-name="ro1">
          <table:table-cell table:style-name="odsStyleTableCell-865c7e059c2653b03ee29bbe534280d7" office:value-type="string">
            <text:p>ORO</text:p>
          </table:table-cell>
          <table:table-cell table:style-name="odsStyleTableCell-865c7e059c2653b03ee29bbe534280d7" office:value-type="string">
            <text:p>ONZA TROY ORO</text:p>
          </table:table-cell>
          <table:table-cell table:style-name="odsStyleTableCell-865c7e059c2653b03ee29bbe534280d7" office:value-type="string">
            <text:p>USD./O.T.F.</text:p>
          </table:table-cell>
          <table:table-cell table:style-name="odsStyleTableCell-3be2e3ede2513f405749050d202123ee" office:value-type="string">
            <text:p>2,038.74000</text:p>
          </table:table-cell>
        </table:table-row>
        <table:table-row table:style-name="ro1">
          <table:table-cell table:style-name="odsStyleTableCell-865c7e059c2653b03ee29bbe534280d7" office:value-type="string">
            <text:p>PLATA</text:p>
          </table:table-cell>
          <table:table-cell table:style-name="odsStyleTableCell-865c7e059c2653b03ee29bbe534280d7" office:value-type="string">
            <text:p>ONZA TROY PLATA</text:p>
          </table:table-cell>
          <table:table-cell table:style-name="odsStyleTableCell-865c7e059c2653b03ee29bbe534280d7" office:value-type="string">
            <text:p>USD./O.T.F.</text:p>
          </table:table-cell>
          <table:table-cell table:style-name="odsStyleTableCell-3be2e3ede2513f405749050d202123ee" office:value-type="string">
            <text:p>22.979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99ed9cc6c61a70d10d5bf4405dff5974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d7621d0ca4904dd6f7bdfbf59ddca507" office:value-type="string">
            <text:p> </text:p>
          </table:table-cell>
          <table:table-cell table:style-name="odsStyleTableCell-d7621d0ca4904dd6f7bdfbf59ddca507" office:value-type="string">
            <text:p>1 MES</text:p>
          </table:table-cell>
          <table:table-cell table:style-name="odsStyleTableCell-d7621d0ca4904dd6f7bdfbf59ddca507" office:value-type="string">
            <text:p>3 MESES</text:p>
          </table:table-cell>
          <table:table-cell table:style-name="odsStyleTableCell-d7621d0ca4904dd6f7bdfbf59ddca507" office:value-type="string">
            <text:p>6 MESES</text:p>
          </table:table-cell>
        </table:table-row>
        <table:table-row table:style-name="ro1">
          <table:table-cell table:style-name="odsStyleTableCell-ebbfcb4fc95aefd9a79194e6ed8f4c7a" office:value-type="string">
            <text:p>TASA LIBOR(USD)</text:p>
          </table:table-cell>
          <table:table-cell table:style-name="odsStyleTableCell-3be2e3ede2513f405749050d202123ee" office:value-type="string">
            <text:p>5.44</text:p>
          </table:table-cell>
          <table:table-cell table:style-name="odsStyleTableCell-3be2e3ede2513f405749050d202123ee" office:value-type="string">
            <text:p>5.59</text:p>
          </table:table-cell>
          <table:table-cell table:style-name="odsStyleTableCell-3be2e3ede2513f405749050d202123ee" office:value-type="string">
            <text:p>5.7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865c7e059c2653b03ee29bbe534280d7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6T13:16:38</meta:creation-date>
    <meta:generator>ods générator</meta:generator>
    <dc:date>2024-10-16T13:16:38</dc:date>
    <meta:editing-duration>PT1S</meta:editing-duration>
    <meta:editing-cycles>1</meta:editing-cycles>
    <meta:document-statistic meta:table-count="1" meta:cell-count="4" meta:object-count="0"/>
  </office:meta>
</office:document-meta>
</file>